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Ubuntu Mono', 'Courier New'"/>
    <style:font-face style:name="Tahoma1" svg:font-family="Tahoma"/>
    <style:font-face style:name="Trebuchet MS" svg:font-family="'Trebuchet MS', Ubuntu, Arial, Verdana, 'Times New Roman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Consolas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1155cc" style:font-name="Consolas" fo:font-size="10.5pt" fo:letter-spacing="normal" fo:font-style="normal" fo:font-weight="bold"/>
    </style:style>
    <style:style style:name="P3" style:family="paragraph" style:parent-style-name="Standard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cc0000" style:font-name="Consolas" fo:font-size="10.5pt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6666" style:font-name="Consolas" fo:font-size="10.5pt" fo:letter-spacing="normal" fo:font-style="normal" fo:font-weight="bold"/>
    </style:style>
    <style:style style:name="P5" style:family="paragraph" style:parent-style-name="Standard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Consolas" fo:font-size="10.5pt" fo:letter-spacing="normal" fo:font-style="normal" fo:font-weight="bold"/>
    </style:style>
    <style:style style:name="P6" style:family="paragraph" style:parent-style-name="Standard">
      <style:paragraph-properties fo:margin-left="0cm" fo:margin-right="0cm" fo:margin-top="0cm" fo:margin-bottom="0cm" fo:text-align="justify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language="bg" fo:country="BG"/>
    </style:style>
    <style:style style:name="P9" style:family="paragraph" style:parent-style-name="Heading_20_4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language="bg" fo:country="BG"/>
    </style:style>
    <style:style style:name="T1" style:family="text">
      <style:text-properties fo:color="#0099ff" style:text-line-through-style="none" style:font-name="Trebuchet MS" fo:font-size="12pt" fo:letter-spacing="normal" fo:font-style="italic" style:text-underline-style="none" fo:font-weight="bold" style:text-blinking="false"/>
    </style:style>
    <style:style style:name="T2" style:family="text">
      <style:text-properties fo:font-variant="normal" fo:text-transform="none" fo:color="#000000" style:font-name="Trebuchet MS" fo:font-size="10.5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5" style:family="text">
      <style:text-properties fo:font-variant="normal" fo:text-transform="none" fo:color="#0099ff" style:text-line-through-style="none" style:font-name="Trebuchet MS" fo:font-size="10.5pt" fo:letter-spacing="normal" fo:font-style="normal" style:text-underline-style="none" fo:font-weight="normal" style:text-blinking="false"/>
    </style:style>
    <style:style style:name="T6" style:family="text">
      <style:text-properties fo:color="#000000" style:font-name="Consolas" fo:font-size="10.5pt" fo:letter-spacing="normal" fo:font-weight="normal"/>
    </style:style>
    <style:style style:name="T7" style:family="text">
      <style:text-properties fo:color="#000000" fo:font-weight="normal"/>
    </style:style>
    <style:style style:name="T8" style:family="text">
      <style:text-properties fo:language="bg" fo:country="BG"/>
    </style:style>
    <style:style style:name="T9" style:family="text">
      <style:text-properties fo:color="#cc0000" fo:font-weight="normal"/>
    </style:style>
    <style:style style:name="T10" style:family="text">
      <style:text-properties fo:color="#0066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a xlink:type="simple" xlink:href="http://www.informatika.bg/interviews#MoreOrLess" text:style-name="Internet_20_link" text:visited-style-name="Visited_20_Internet_20_Link"><text:span text:style-name="T1">Нагоре-надолу</text:span></text:a></text:h>
      <text:p text:style-name="P7"><text:span text:style-name="T2">По случаен начин е избрано цяло число </text:span><text:span text:style-name="Variable"><text:span text:style-name="T6">num</text:span></text:span><text:span text:style-name="T3"> </text:span><text:span text:style-name="T2">между 1 и 1000. Имате функция </text:span><text:span text:style-name="Source_20_Text"><text:span text:style-name="T4">guess(x)</text:span></text:span><text:span text:style-name="T2">, която връща 0, ако </text:span><text:span text:style-name="Source_20_Text"><text:span text:style-name="T4">num == x</text:span></text:span><text:span text:style-name="T2">, -1 ако </text:span><text:span text:style-name="Source_20_Text"><text:span text:style-name="T4">x &lt; num</text:span></text:span><text:span text:style-name="T2">, и +1 ако </text:span><text:span text:style-name="Source_20_Text"><text:span text:style-name="T4">x &gt; num</text:span></text:span><text:span text:style-name="T2">. Изградете алгоритъм, който, познава числото </text:span><text:span text:style-name="Variable"><text:span text:style-name="T6">num</text:span></text:span><text:span text:style-name="T3"> </text:span><text:span text:style-name="T2">с минимален брой викания на функцията </text:span><text:span text:style-name="Source_20_Text"><text:span text:style-name="T4">guess(x)</text:span></text:span><text:span text:style-name="T2">. Определете броя извиквания при най-лошия избор на </text:span><text:span text:style-name="Variable"><text:span text:style-name="T6">num</text:span></text:span><text:span text:style-name="T3"> </text:span><text:span text:style-name="T2">за вашия алгоритъм.</text:span> </text:p>
      <text:p text:style-name="P7"/>
      <text:h text:style-name="P9" text:outline-level="4"><text:span text:style-name="T1">Решение</text:span></text:h>
      <text:p text:style-name="P8"><text:span text:style-name="T1"/></text:p>
      <text:p text:style-name="P8"><text:span text:style-name="T2">По-опитните програмисти веднага ще забележат, че задачата може да бъде решена с техниката "Двоично Търсене". Същата задача с по-подробно описание има в </text:span><text:a xlink:type="simple" xlink:href="http://informatika.bg/lectures/binary-search" office:target-frame-name="_blank" xlink:show="new" text:style-name="Internet_20_link" text:visited-style-name="Visited_20_Internet_20_Link"><text:span text:style-name="T5">темата</text:span></text:a><text:span text:style-name="T3"> </text:span><text:span text:style-name="T2">за него.</text:span><text:line-break/><text:line-break/><text:span text:style-name="T2">На всяка стъпка ще разделяме интервала на две равни части, като в зависимост от отговора "нагоре" или "надолу" ще знаем в коя половина да търсим числото. Така постигаме най-много логаритъм от големината на интервала на брой питания, тоест в случая 10 (тъй като двоичният логаритъм от 1000 е малко по-малко от 10). Нека, например, случайно-избраното число е 42. Питанията към </text:span><text:span text:style-name="Source_20_Text"><text:span text:style-name="T4">guess()</text:span></text:span><text:span text:style-name="T3"> </text:span><text:span text:style-name="T2">ще са (интервал, питане): ([1, 1000], 500) -&gt; ([1, 499], 250) -&gt; ([1, 249], 125) -&gt; ([1, 124], 62) -&gt; ([1, 61], 31) -&gt; ([32, 61], 46) -&gt; ([32, 45], 38) -&gt; ([39, 45], 42) -&gt; BINGO!</text:span><text:line-break/><text:span text:style-name="T2">Може да ви накарат да напишете код на алгоритъма си. Той би бил нещо от сорта на:</text:span> </text:p>
      <text:p text:style-name="P8"/>
      <text:p text:style-name="P6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Ubuntu Mono', 'Courier New'"/>
    <style:font-face style:name="Tahoma1" svg:font-family="Tahoma"/>
    <style:font-face style:name="Trebuchet MS" svg:font-family="'Trebuchet MS', Ubuntu, Arial, Verdana, 'Times New Roman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8S</meta:editing-duration>
    <meta:editing-cycles>3</meta:editing-cycles>
    <meta:generator>OpenOffice/4.1.0$Win32 OpenOffice.org_project/410m18$Build-9764</meta:generator>
    <dc:date>2016-09-15T22:20:39.63</dc:date>
    <meta:document-statistic meta:table-count="0" meta:image-count="0" meta:object-count="0" meta:page-count="1" meta:paragraph-count="4" meta:word-count="199" meta:character-count="1149"/>
    <meta:user-defined meta:name="Info 1"/>
    <meta:user-defined meta:name="Info 2"/>
    <meta:user-defined meta:name="Info 3"/>
    <meta:user-defined meta:name="Info 4"/>
  </office:meta>
</office:document-meta>
</file>